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e" style:font-family-generic="roman" style:font-pitch="variable" style:font-charset="x-symbol"/>
    <style:font-face style:name="Symbol" svg:font-family="Symbol" style:font-adornments="Standard"/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4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ext-properties style:font-name="Arial" style:font-name-asian="AR PL New Sung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76cm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style:font-name="Symbol" fo:font-size="10pt" style:font-size-asian="10pt" style:font-size-complex="10pt"/>
    </style:style>
    <style:style style:name="T1" style:family="text">
      <style:text-properties style:text-position="33% 58%"/>
    </style:style>
    <style:style style:name="T2" style:family="text">
      <style:text-properties style:font-name="Symbol" fo:font-size="10pt" style:font-size-asian="10pt" style:font-weight-asian="normal" style:font-size-complex="10pt"/>
    </style:style>
    <style:style style:name="T3" style:family="text">
      <style:text-properties style:text-position="sub 58%" fo:font-size="10pt" style:font-size-asian="10pt" style:font-weight-asian="normal" style:font-size-complex="10pt"/>
    </style:style>
    <style:style style:name="T4" style:family="text">
      <style:text-properties style:font-name="Symbol1" fo:font-size="10pt" style:font-size-asian="10pt" style:font-size-complex="10pt"/>
    </style:style>
    <style:style style:name="T5" style:family="text">
      <style:text-properties style:text-position="super 58%"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font-name="Symbol1" style:font-size-asian="10pt" style:font-size-complex="10pt"/>
    </style:style>
    <style:style style:name="T8" style:family="text">
      <style:text-properties style:text-position="sub 58%" style:font-size-asian="10pt" style:font-size-complex="10pt"/>
    </style:style>
    <style:style style:name="T9" style:family="text">
      <style:text-properties style:text-position="sub 58%" fo:font-size="10pt" style:font-size-asian="10pt" style:font-size-complex="10pt"/>
    </style:style>
    <style:style style:name="T10" style:family="text">
      <style:text-properties style:font-name="Arial2" fo:font-size="10pt" style:font-size-asian="10pt" style:font-weight-asian="normal" style:font-size-complex="10pt"/>
    </style:style>
    <style:style style:name="T11" style:family="text">
      <style:text-properties style:text-position="0% 100%" fo:font-size="10pt" style:font-size-asian="10pt" style:font-weight-asian="normal" style:font-size-complex="10pt"/>
    </style:style>
    <style:style style:name="T12" style:family="text">
      <style:text-properties style:font-name="Symbol" style:font-size-asian="10pt" style:font-weight-asian="normal" style:font-size-complex="10pt"/>
    </style:style>
    <style:style style:name="T13" style:family="text">
      <style:text-properties style:text-position="sub 58%" style:font-size-asian="10pt" style:font-weight-asian="normal" style:font-size-complex="10pt"/>
    </style:style>
    <style:style style:name="T14" style:family="text">
      <style:text-properties style:text-position="0% 100%" style:font-size-asian="10pt" style:font-weight-asian="normal" style:font-size-complex="10pt"/>
    </style:style>
    <style:style style:name="T15" style:family="text">
      <style:text-properties style:text-position="sub 58%"/>
    </style:style>
  </office:automatic-styles>
  <office:body>
    <office:spreadsheet>
      <table:table table:name="QFe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rave semplicemente appoggiata con carico distribuito</text:p>
          </table:table-cell>
          <table:table-cell/>
        </table:table-row>
        <table:table-row table:style-name="ro2">
          <table:table-cell office:value-type="string">
            <text:p>q [kN(m]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 [N/m]</text:p>
          </table:table-cell>
          <table:table-cell table:formula="of:=[.B2]*1000" office:value-type="float" office:value="1000">
            <text:p>1000</text:p>
          </table:table-cell>
        </table:table-row>
        <table:table-row table:style-name="ro1">
          <table:table-cell office:value-type="string">
            <text:p>l [m]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 [N/mm<text:span text:style-name="T1">2</text:span>]</text:p>
          </table:table-cell>
          <table:table-cell office:value-type="float" office:value="210000">
            <text:p>210000</text:p>
          </table:table-cell>
        </table:table-row>
        <table:table-row table:style-name="ro1">
          <table:table-cell office:value-type="string">
            <text:p>E [N/m<text:span text:style-name="T1">2</text:span>]</text:p>
          </table:table-cell>
          <table:table-cell table:formula="of:=[.B5]*1000000" office:value-type="float" office:value="210000000000">
            <text:p>210000000000</text:p>
          </table:table-cell>
        </table:table-row>
        <table:table-row table:style-name="ro1">
          <table:table-cell office:value-type="string">
            <text:p>G [N/mm<text:span text:style-name="T1">2</text:span>]</text:p>
          </table:table-cell>
          <table:table-cell office:value-type="float" office:value="80769.2">
            <text:p>80769,2</text:p>
          </table:table-cell>
        </table:table-row>
        <table:table-row table:style-name="ro1">
          <table:table-cell office:value-type="string">
            <text:p>G [N/m<text:span text:style-name="T1">2</text:span>]</text:p>
          </table:table-cell>
          <table:table-cell table:formula="of:=[.B7]*1000000" office:value-type="float" office:value="80769200000">
            <text:p>80769200000</text:p>
          </table:table-cell>
        </table:table-row>
        <table:table-row table:style-name="ro1">
          <table:table-cell table:style-name="ce2" office:value-type="string">
            <text:p>χ [-]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string">
            <text:p>A [mm<text:span text:style-name="T1">2</text:span>]</text:p>
          </table:table-cell>
          <table:table-cell office:value-type="float" office:value="764.34">
            <text:p>764,34</text:p>
          </table:table-cell>
        </table:table-row>
        <table:table-row table:style-name="ro1">
          <table:table-cell office:value-type="string">
            <text:p>A [m<text:span text:style-name="T1">2</text:span>]</text:p>
          </table:table-cell>
          <table:table-cell table:formula="of:=[.B10]*0.000001" office:value-type="float" office:value="0.00076434">
            <text:p>0,00076434</text:p>
          </table:table-cell>
        </table:table-row>
        <table:table-row table:style-name="ro2">
          <table:table-cell office:value-type="string">
            <text:p>J [mm<text:span text:style-name="T1">4</text:span>]</text:p>
          </table:table-cell>
          <table:table-cell office:value-type="float" office:value="801377">
            <text:p>801377</text:p>
          </table:table-cell>
        </table:table-row>
        <table:table-row table:style-name="ro2">
          <table:table-cell office:value-type="string">
            <text:p>J [m<text:span text:style-name="T1">4</text:span>]</text:p>
          </table:table-cell>
          <table:table-cell table:formula="of:=[.B12]*0.000000000001" office:value-type="float" office:value="0.000000801377">
            <text:p>8,01377E-007</text:p>
          </table:table-cell>
        </table:table-row>
        <table:table-row table:style-name="ro2">
          <table:table-cell table:style-name="ce2" office:value-type="string">
            <text:p>θ [rad]</text:p>
          </table:table-cell>
          <table:table-cell table:formula="of:=[.B3]*[.B4]^3/(24*[.B6]*[.B13])" office:value-type="float" office:value="0.000247589709228863">
            <text:p>0,0002475897</text:p>
          </table:table-cell>
        </table:table-row>
        <table:table-row table:style-name="ro2">
          <table:table-cell table:style-name="ce2" office:value-type="string">
            <text:p>θ [°]</text:p>
          </table:table-cell>
          <table:table-cell table:formula="of:=[.B14]*180/PI()" office:value-type="float" office:value="0.0141858453896851">
            <text:p>0,0141858454</text:p>
          </table:table-cell>
        </table:table-row>
        <table:table-row table:style-name="ro3">
          <table:table-cell office:value-type="string">
            <text:p>w [m]</text:p>
          </table:table-cell>
          <table:table-cell table:style-name="ce3" table:formula="of:=(5/384)*[.B3]*[.B4]^4/([.B6]*[.B13])" office:value-type="float" office:value="0.0000773717841340196">
            <text:p>7,73717841340196E-005</text:p>
          </table:table-cell>
        </table:table-row>
        <table:table-row table:style-name="ro3">
          <table:table-cell office:value-type="string">
            <text:p>w [mm]</text:p>
          </table:table-cell>
          <table:table-cell table:formula="of:=[.B16]*1000" office:value-type="float" office:value="0.0773717841340197">
            <text:p>0,0773717841</text:p>
          </table:table-cell>
        </table:table-row>
        <table:table-row table:style-name="ro1">
          <table:table-cell office:value-type="string">
            <text:p>w [m]</text:p>
          </table:table-cell>
          <table:table-cell table:formula="of:=(5/384)*[.B3]*[.B4]^4/([.B6]*[.B13])+(1/8)*[.B3]*[.B4]^2*[.B9]/([.B8]*[.B11])" office:value-type="float" office:value="0.0000820287760035193">
            <text:p>8,20287760035193E-005</text:p>
          </table:table-cell>
        </table:table-row>
        <table:table-row table:style-name="ro1">
          <table:table-cell office:value-type="string">
            <text:p>w [mm]</text:p>
          </table:table-cell>
          <table:table-cell table:formula="of:=[.B18]*1000" office:value-type="float" office:value="0.0820287760035193">
            <text:p>0,082028776</text:p>
          </table:table-cell>
        </table:table-row>
      </table:table>
      <table:table table:name="RetainingWall" table:style-name="ta1"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4" office:value-type="string">
            <text:p>Pe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</text:p>
          </table:table-cell>
          <table:table-cell table:formula="of:=1.6*0.8" office:value-type="float" office:value="1.28">
            <text:p>1,28</text:p>
          </table:table-cell>
          <table:table-cell table:formula="of:=[.B3]*24" office:value-type="float" office:value="30.72">
            <text:p>30,72</text:p>
          </table:table-cell>
          <table:table-cell office:value-type="float" office:value="0.8">
            <text:p>0,8</text:p>
          </table:table-cell>
          <table:table-cell table:formula="of:=[.D3]*[.C3]" office:value-type="float" office:value="24.576">
            <text:p>24,576</text:p>
          </table:table-cell>
          <table:table-cell office:value-type="float" office:value="0.4">
            <text:p>0,4</text:p>
          </table:table-cell>
          <table:table-cell table:formula="of:=[.F3]*[.C3]" office:value-type="float" office:value="12.288">
            <text:p>12,288</text:p>
          </table:table-cell>
        </table:table-row>
        <table:table-row table:style-name="ro1">
          <table:table-cell office:value-type="string">
            <text:p>2</text:p>
          </table:table-cell>
          <table:table-cell table:formula="of:=3*0.8" office:value-type="float" office:value="2.4">
            <text:p>2,4</text:p>
          </table:table-cell>
          <table:table-cell table:formula="of:=[.B4]*24" office:value-type="float" office:value="57.6">
            <text:p>57,6</text:p>
          </table:table-cell>
          <table:table-cell table:formula="of:=1.6+1.5" office:value-type="float" office:value="3.1">
            <text:p>3,1</text:p>
          </table:table-cell>
          <table:table-cell table:formula="of:=[.D4]*[.C4]" office:value-type="float" office:value="178.56">
            <text:p>178,56</text:p>
          </table:table-cell>
          <table:table-cell office:value-type="float" office:value="0.4">
            <text:p>0,4</text:p>
          </table:table-cell>
          <table:table-cell table:formula="of:=[.F4]*[.C4]" office:value-type="float" office:value="23.04">
            <text:p>23,04</text:p>
          </table:table-cell>
        </table:table-row>
        <table:table-row table:style-name="ro1">
          <table:table-cell office:value-type="string">
            <text:p>3a</text:p>
          </table:table-cell>
          <table:table-cell table:formula="of:=0.4*6" office:value-type="float" office:value="2.4">
            <text:p>2,4</text:p>
          </table:table-cell>
          <table:table-cell table:formula="of:=[.B5]*24" office:value-type="float" office:value="57.6">
            <text:p>57,6</text:p>
          </table:table-cell>
          <table:table-cell table:formula="of:=1.2+0.2" office:value-type="float" office:value="1.4">
            <text:p>1,4</text:p>
          </table:table-cell>
          <table:table-cell table:formula="of:=[.D5]*[.C5]" office:value-type="float" office:value="80.64">
            <text:p>80,64</text:p>
          </table:table-cell>
          <table:table-cell table:formula="of:=0.8+6/2" office:value-type="float" office:value="3.8">
            <text:p>3,8</text:p>
          </table:table-cell>
          <table:table-cell table:formula="of:=[.F5]*[.C5]" office:value-type="float" office:value="218.88">
            <text:p>218,88</text:p>
          </table:table-cell>
        </table:table-row>
        <table:table-row table:style-name="ro1">
          <table:table-cell office:value-type="string">
            <text:p>3b</text:p>
          </table:table-cell>
          <table:table-cell table:formula="of:=0.4*6/2" office:value-type="float" office:value="1.2">
            <text:p>1,2</text:p>
          </table:table-cell>
          <table:table-cell table:formula="of:=[.B6]*24" office:value-type="float" office:value="28.8">
            <text:p>28,8</text:p>
          </table:table-cell>
          <table:table-cell table:formula="of:=0.8+2*0.4/3" office:value-type="float" office:value="1.06666666666667">
            <text:p>1,0666666667</text:p>
          </table:table-cell>
          <table:table-cell table:formula="of:=[.D6]*[.C6]" office:value-type="float" office:value="30.72">
            <text:p>30,72</text:p>
          </table:table-cell>
          <table:table-cell table:formula="of:=0.8+6/3" office:value-type="float" office:value="2.8">
            <text:p>2,8</text:p>
          </table:table-cell>
          <table:table-cell table:formula="of:=[.F6]*[.C6]" office:value-type="float" office:value="80.64">
            <text:p>80,64</text:p>
          </table:table-cell>
        </table:table-row>
        <table:table-row table:style-name="ro1">
          <table:table-cell office:value-type="string">
            <text:p>4</text:p>
          </table:table-cell>
          <table:table-cell table:formula="of:=3*6" office:value-type="float" office:value="18">
            <text:p>18</text:p>
          </table:table-cell>
          <table:table-cell table:formula="of:=[.B7]*19" office:value-type="float" office:value="342">
            <text:p>342</text:p>
          </table:table-cell>
          <table:table-cell table:formula="of:=1.6+1.5" office:value-type="float" office:value="3.1">
            <text:p>3,1</text:p>
          </table:table-cell>
          <table:table-cell table:formula="of:=[.D7]*[.C7]" office:value-type="float" office:value="1060.2">
            <text:p>1060,2</text:p>
          </table:table-cell>
          <table:table-cell table:formula="of:=0.8+6/2" office:value-type="float" office:value="3.8">
            <text:p>3,8</text:p>
          </table:table-cell>
          <table:table-cell table:formula="of:=[.F7]*[.C7]" office:value-type="float" office:value="1299.6">
            <text:p>1299,6</text:p>
          </table:table-cell>
        </table:table-row>
        <table:table-row table:style-name="ro1">
          <table:table-cell table:number-columns-repeated="2"/>
          <table:table-cell table:formula="of:=SUM([.C3:.C7])" office:value-type="float" office:value="516.72">
            <text:p>516,72</text:p>
          </table:table-cell>
          <table:table-cell table:formula="of:=[.E8]/[.C8]" office:value-type="float" office:value="2.66042731072922">
            <text:p>2,6604273107</text:p>
          </table:table-cell>
          <table:table-cell table:formula="of:=SUM([.E3:.E7])" office:value-type="float" office:value="1374.696">
            <text:p>1374,696</text:p>
          </table:table-cell>
          <table:table-cell table:formula="of:=[.G8]/[.C8]" office:value-type="float" office:value="3.16312122619601">
            <text:p>3,1631212262</text:p>
          </table:table-cell>
          <table:table-cell table:formula="of:=SUM([.G3:.G7])" office:value-type="float" office:value="1634.448">
            <text:p>1634,44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h [m]</text:p>
          </table:table-cell>
          <table:table-cell office:value-type="float" office:value="6.8">
            <text:p>6,8</text:p>
          </table:table-cell>
          <table:table-cell table:number-columns-repeated="5"/>
        </table:table-row>
        <table:table-row table:style-name="ro5">
          <table:table-cell office:value-type="string">
            <text:p><text:span text:style-name="T2">f</text:span>'<text:span text:style-name="T3">d</text:span>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<text:span text:style-name="T4">g</text:span> [kN/m<text:span text:style-name="T5">3</text:span>]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string">
            <text:p>Qk [kN/m<text:span text:style-name="T6">2</text:span>]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Verifica condizioni non sismich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Verifica a ribaltamento (EQ – M2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>
            <text:p>Ka [-]</text:p>
          </table:table-cell>
          <table:table-cell office:value-type="float" office:value="0.356042">
            <text:p>0,356042</text:p>
          </table:table-cell>
          <table:table-cell table:number-columns-repeated="5"/>
        </table:table-row>
        <table:table-row table:style-name="ro2">
          <table:table-cell table:style-name="ce6" office:value-type="string">
            <text:p>S<text:span text:style-name="T4">g</text:span> [kN]</text:p>
          </table:table-cell>
          <table:table-cell table:formula="of:=0.5*[.B$12]*[.B$10]^2*[.B19]" office:value-type="float" office:value="156.40212976">
            <text:p>156,40212976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q [kN]</text:p>
          </table:table-cell>
          <table:table-cell table:formula="of:=[.B$13]*[.B$10]*[.B19]" office:value-type="float" office:value="24.210856">
            <text:p>24,210856</text:p>
          </table:table-cell>
          <table:table-cell table:number-columns-repeated="5"/>
        </table:table-row>
        <table:table-row table:style-name="ro1">
          <table:table-cell office:value-type="string">
            <text:p>Med [kN m]</text:p>
          </table:table-cell>
          <table:table-cell table:formula="of:=1.1*[.B20]*[.B10]/3+1.5*[.B21]*[.B10]/2" office:value-type="float" office:value="513.438009134933">
            <text:p>513,4380091349</text:p>
          </table:table-cell>
          <table:table-cell table:number-columns-repeated="5"/>
        </table:table-row>
        <table:table-row table:style-name="ro1">
          <table:table-cell office:value-type="string">
            <text:p>Mrd</text:p>
          </table:table-cell>
          <table:table-cell table:formula="of:=0.9*[.E8]" office:value-type="float" office:value="1237.2264">
            <text:p>1237,226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Verifica a scorrimento (A1C1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5">
          <table:table-cell table:style-name="ce7" office:value-type="string">
            <text:p><text:span text:style-name="T7">g</text:span><text:span text:style-name="T8">R</text:span>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5">
          <table:table-cell office:value-type="string">
            <text:p><text:span text:style-name="T4">d</text:span><text:span text:style-name="T9">d</text:span> [°]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table:style-name="ce6" office:value-type="string">
            <text:p>Ka [-]</text:p>
          </table:table-cell>
          <table:table-cell office:value-type="float" office:value="0.282715">
            <text:p>0,282715</text:p>
          </table:table-cell>
          <table:table-cell table:number-columns-repeated="5"/>
        </table:table-row>
        <table:table-row table:style-name="ro2">
          <table:table-cell table:style-name="ce6" office:value-type="string">
            <text:p>S<text:span text:style-name="T4">g</text:span> [kN]</text:p>
          </table:table-cell>
          <table:table-cell table:formula="of:=0.5*[.B$12]*[.B$10]^2*[.B29]" office:value-type="float" office:value="124.1910452">
            <text:p>124,1910452</text:p>
          </table:table-cell>
          <table:table-cell table:number-columns-repeated="5"/>
        </table:table-row>
        <table:table-row table:style-name="ro1">
          <table:table-cell table:style-name="ce6" office:value-type="string">
            <text:p>Sq [kN]</text:p>
          </table:table-cell>
          <table:table-cell table:formula="of:=[.B$13]*[.B$10]*[.B29]" office:value-type="float" office:value="19.22462">
            <text:p>19,22462</text:p>
          </table:table-cell>
          <table:table-cell table:number-columns-repeated="5"/>
        </table:table-row>
        <table:table-row table:style-name="ro1">
          <table:table-cell office:value-type="string">
            <text:p>Hed [kN]</text:p>
          </table:table-cell>
          <table:table-cell table:formula="of:=1.5*[.B31]+1.3*[.B30]" office:value-type="float" office:value="190.28528876">
            <text:p>190,28528876</text:p>
          </table:table-cell>
          <table:table-cell table:number-columns-repeated="5"/>
        </table:table-row>
        <table:table-row table:style-name="ro1">
          <table:table-cell office:value-type="string">
            <text:p>Hrd [kN]</text:p>
          </table:table-cell>
          <table:table-cell table:formula="of:=[.C8]*TAN(PI()*[.B28]/180)/[.B27]" office:value-type="float" office:value="348.532040822819">
            <text:p>348,532040822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Verifica carico limite – A1C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 [kPa]</text:p>
          </table:table-cell>
          <table:table-cell table:formula="of:=[.B13]"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Ka [-]</text:p>
          </table:table-cell>
          <table:table-cell office:value-type="float" office:value="0.282715">
            <text:p>0,282715</text:p>
          </table:table-cell>
          <table:table-cell table:number-columns-repeated="5"/>
        </table:table-row>
        <table:table-row table:style-name="ro2">
          <table:table-cell office:value-type="string">
            <text:p>H<text:span text:style-name="T2">g</text:span><text:span text:style-name="T10"> [kN]</text:span></text:p>
          </table:table-cell>
          <table:table-cell table:formula="of:=19*[.B38]*6.8^2/2" office:value-type="float" office:value="124.1910452">
            <text:p>124,1910452</text:p>
          </table:table-cell>
          <table:table-cell table:number-columns-repeated="5"/>
        </table:table-row>
        <table:table-row table:style-name="ro2">
          <table:table-cell office:value-type="string">
            <text:p>H<text:span text:style-name="T10">q [kN]</text:span></text:p>
          </table:table-cell>
          <table:table-cell table:formula="of:=[.B38]*[.B37]*6.8" office:value-type="float" office:value="19.22462">
            <text:p>19,2246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d [kN]</text:p>
          </table:table-cell>
          <table:table-cell table:formula="of:=1.3*[.C8]" office:value-type="float" office:value="671.736">
            <text:p>671,736</text:p>
          </table:table-cell>
          <table:table-cell table:number-columns-repeated="5"/>
        </table:table-row>
        <table:table-row table:style-name="ro1">
          <table:table-cell office:value-type="string">
            <text:p>Hd [kN]</text:p>
          </table:table-cell>
          <table:table-cell table:formula="of:=1.3*[.B39]+1.5*[.B40]" office:value-type="float" office:value="190.28528876">
            <text:p>190,28528876</text:p>
          </table:table-cell>
          <table:table-cell table:number-columns-repeated="5"/>
        </table:table-row>
        <table:table-row table:style-name="ro1">
          <table:table-cell office:value-type="string">
            <text:p>Md [kN m]</text:p>
          </table:table-cell>
          <table:table-cell table:formula="of:=(1.3*[.B39]*6.8/3+1.5*[.B40]*6.8/2)-(1.3*[.C8]*([.D8]-2.3))" office:value-type="float" office:value="221.883175189333">
            <text:p>221,883175189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' [m]</text:p>
          </table:table-cell>
          <table:table-cell table:formula="of:=4.6-2*[.B44]/[.B42]" office:value-type="float" office:value="3.93937387548283">
            <text:p>3,9393738755</text:p>
          </table:table-cell>
          <table:table-cell table:number-columns-repeated="5"/>
        </table:table-row>
        <table:table-row table:style-name="ro1">
          <table:table-cell office:value-type="string">
            <text:p>QLim</text:p>
          </table:table-cell>
          <table:table-cell table:formula="of:=(0.68*19*0.8*29.4+0.5*19*41*[.B46]*0.3)*[.B46]" office:value-type="float" office:value="3010.44681441178">
            <text:p>3010,4468144118</text:p>
          </table:table-cell>
          <table:table-cell table:number-columns-repeated="5"/>
        </table:table-row>
        <table:table-row table:style-name="ro1">
          <table:table-cell/>
          <table:table-cell table:formula="of:=[.B47]/[.B42]" office:value-type="float" office:value="4.48159219457016">
            <text:p>4,481592194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Verifica condizioni sismiche</text:p>
          </table:table-cell>
          <table:table-cell table:number-columns-repeated="6"/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office:value-type="string">
            <text:p>kh</text:p>
          </table:table-cell>
          <table:table-cell office:value-type="float" office:value="0.0530234">
            <text:p>0,0530234</text:p>
          </table:table-cell>
          <table:table-cell table:number-columns-repeated="5"/>
        </table:table-row>
        <table:table-row table:style-name="ro6">
          <table:table-cell office:value-type="string">
            <text:p>kv</text:p>
          </table:table-cell>
          <table:table-cell table:formula="of:=[.B52]/2" office:value-type="float" office:value="0.0265117">
            <text:p>0,0265117</text:p>
          </table:table-cell>
          <table:table-cell table:number-columns-repeated="5"/>
        </table:table-row>
        <table:table-row table:style-name="ro5">
          <table:table-cell office:value-type="string">
            <text:p><text:span text:style-name="T2">f</text:span>'<text:span text:style-name="T3">d</text:span><text:span text:style-name="T11"> [rad]</text:span></text:p>
          </table:table-cell>
          <table:table-cell table:formula="of:=ATAN(TAN([.B11]*PI()/180)/1.25)" office:value-type="float" office:value="0.494828795243859">
            <text:p>0,4948287952</text:p>
          </table:table-cell>
          <table:table-cell table:number-columns-repeated="5"/>
        </table:table-row>
        <table:table-row table:style-name="ro5">
          <table:table-cell office:value-type="string">
            <text:p><text:span text:style-name="T2">F</text:span>'<text:span text:style-name="T3">d</text:span><text:span text:style-name="T11"> [°]</text:span></text:p>
          </table:table-cell>
          <table:table-cell table:formula="of:=[.B54]*180/PI()" office:value-type="float" office:value="28.3516015490163">
            <text:p>28,351601549</text:p>
          </table:table-cell>
          <table:table-cell table:number-columns-repeated="5"/>
        </table:table-row>
        <table:table-row table:style-name="ro5">
          <table:table-cell table:style-name="ce7" office:value-type="string">
            <text:p><text:span text:style-name="T12">d</text:span><text:span text:style-name="T13">d</text:span><text:span text:style-name="T14"> [rad]</text:span></text:p>
          </table:table-cell>
          <table:table-cell table:formula="of:=[.B54]" office:value-type="float" office:value="0.494828795243859">
            <text:p>0,4948287952</text:p>
          </table:table-cell>
          <table:table-cell table:number-columns-repeated="5"/>
        </table:table-row>
        <table:table-row table:style-name="ro5">
          <table:table-cell table:style-name="ce7" office:value-type="string">
            <text:p><text:span text:style-name="T12">d</text:span><text:span text:style-name="T13">d</text:span><text:span text:style-name="T14"> [°]</text:span></text:p>
          </table:table-cell>
          <table:table-cell table:formula="of:=[.B55]" office:value-type="float" office:value="28.3516015490163">
            <text:p>28,35160154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lto</text:p>
          </table:table-cell>
          <table:table-cell office:value-type="string">
            <text:p>basso</text:p>
          </table:table-cell>
          <table:table-cell table:number-columns-repeated="4"/>
        </table:table-row>
        <table:table-row table:style-name="ro2">
          <table:table-cell table:style-name="ce8" office:value-type="string">
            <text:p>q<text:span text:style-name="T10"> [rad]</text:span></text:p>
          </table:table-cell>
          <table:table-cell table:formula="of:=ATAN([.B52]/(1-[.B53]))" office:value-type="float" office:value="0.0544136568385922">
            <text:p>0,0544136568</text:p>
          </table:table-cell>
          <table:table-cell table:formula="of:=ATAN([.B52]/(1+[.B53]))" office:value-type="float" office:value="0.0516080990966735">
            <text:p>0,0516080991</text:p>
          </table:table-cell>
          <table:table-cell table:number-columns-repeated="4"/>
        </table:table-row>
        <table:table-row table:style-name="ro2">
          <table:table-cell table:style-name="ce8" office:value-type="string">
            <text:p>q<text:span text:style-name="T10"> [°]</text:span></text:p>
          </table:table-cell>
          <table:table-cell table:formula="of:=[.B60]*180/PI()" office:value-type="float" office:value="3.1176728847245">
            <text:p>3,1176728847</text:p>
          </table:table-cell>
          <table:table-cell table:formula="of:=[.C60]*180/PI()" office:value-type="float" office:value="2.95692626693231">
            <text:p>2,9569262669</text:p>
          </table:table-cell>
          <table:table-cell table:number-columns-repeated="4"/>
        </table:table-row>
        <table:table-row table:style-name="ro1">
          <table:table-cell office:value-type="string">
            <text:p>Kae</text:p>
          </table:table-cell>
          <table:table-cell table:formula="of:=(COS([.$B54]-[.B60]))^2/((COS([.B60]))^2*(1+(SIN([.$B54])*SIN([.$B54]-[.B60])/COS([.B60]))^0.5)^2)" office:value-type="float" office:value="0.39018789386155">
            <text:p>0,3901878939</text:p>
          </table:table-cell>
          <table:table-cell table:formula="of:=(COS([.$B54]-[.C60]))^2/((COS([.C60]))^2*(1+(SIN([.$B54])*SIN([.$B54]-[.C60])/COS([.C60]))^0.5)^2)" office:value-type="float" office:value="0.388339309575291">
            <text:p>0,388339309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Ribaltamento M2</text:p>
          </table:table-cell>
          <table:table-cell table:number-columns-repeated="6"/>
        </table:table-row>
        <table:table-row table:style-name="ro1">
          <table:table-cell table:style-name="ce5"/>
          <table:table-cell office:value-type="string">
            <text:p>Alto</text:p>
          </table:table-cell>
          <table:table-cell office:value-type="string">
            <text:p>Basso</text:p>
          </table:table-cell>
          <table:table-cell table:number-columns-repeated="4"/>
        </table:table-row>
        <table:table-row table:style-name="ro1">
          <table:table-cell office:value-type="string">
            <text:p>MRd [kN m]</text:p>
          </table:table-cell>
          <table:table-cell table:formula="of:=[.C8]*(1-[.B53])*[.D8]" office:value-type="float" office:value="1338.2504720568">
            <text:p>1338,2504720568</text:p>
          </table:table-cell>
          <table:table-cell table:formula="of:=[.C8]*(1+[.B53])*[.D8]" office:value-type="float" office:value="1411.1415279432">
            <text:p>1411,1415279432</text:p>
          </table:table-cell>
          <table:table-cell table:number-columns-repeated="4"/>
        </table:table-row>
        <table:table-row table:style-name="ro1">
          <table:table-cell office:value-type="string">
            <text:p>MP [kN]</text:p>
          </table:table-cell>
          <table:table-cell table:formula="of:=[.C8]*[.B52]*[.F8]" office:value-type="float" office:value="86.6639900832">
            <text:p>86,6639900832</text:p>
          </table:table-cell>
          <table:table-cell table:formula="of:=[.C8]*[.B52]*[.F8]" office:value-type="float" office:value="86.6639900832">
            <text:p>86,6639900832</text:p>
          </table:table-cell>
          <table:table-cell table:number-columns-repeated="4"/>
        </table:table-row>
        <table:table-row table:style-name="ro1">
          <table:table-cell office:value-type="string">
            <text:p>MS [kN[</text:p>
          </table:table-cell>
          <table:table-cell table:formula="of:=[.B62]*(1-[.B53])*6.8^2/2*19*[.B10]/3" office:value-type="float" office:value="378.210529530914">
            <text:p>378,2105295309</text:p>
          </table:table-cell>
          <table:table-cell table:formula="of:=[.C62]*(1+[.B53])*6.8^2/2*19*[.B10]/3" office:value-type="float" office:value="396.921246529234">
            <text:p>396,9212465292</text:p>
          </table:table-cell>
          <table:table-cell table:number-columns-repeated="4"/>
        </table:table-row>
        <table:table-row table:style-name="ro1">
          <table:table-cell office:value-type="string">
            <text:p>Mae</text:p>
          </table:table-cell>
          <table:table-cell table:formula="of:=0.3*[.B62]*[.B13]*[.B10]^2/2" office:value-type="float" office:value="27.0634323182371">
            <text:p>27,0634323182</text:p>
          </table:table-cell>
          <table:table-cell table:formula="of:=0.3*[.C62]*[.B13]*[.B10]^2/2" office:value-type="float" office:value="26.9352145121422">
            <text:p>26,9352145121</text:p>
          </table:table-cell>
          <table:table-cell table:number-columns-repeated="4"/>
        </table:table-row>
        <table:table-row table:style-name="ro1">
          <table:table-cell office:value-type="string">
            <text:p>MEd [kN m]</text:p>
          </table:table-cell>
          <table:table-cell table:formula="of:=[.B67]+[.B68]+[.B69]" office:value-type="float" office:value="491.937951932351">
            <text:p>491,9379519324</text:p>
          </table:table-cell>
          <table:table-cell table:formula="of:=[.C67]+[.C68]+[.C69]" office:value-type="float" office:value="510.520451124576">
            <text:p>510,520451124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Scorriment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to</text:p>
          </table:table-cell>
          <table:table-cell office:value-type="string">
            <text:p>Basso</text:p>
          </table:table-cell>
          <table:table-cell table:number-columns-repeated="4"/>
        </table:table-row>
        <table:table-row table:style-name="ro1">
          <table:table-cell office:value-type="string">
            <text:p>VEd [kN]</text:p>
          </table:table-cell>
          <table:table-cell table:formula="of:=[.$C$8]*(1-[.$B$53])" office:value-type="float" office:value="503.020874376">
            <text:p>503,020874376</text:p>
          </table:table-cell>
          <table:table-cell table:formula="of:=[.$C$8]*(1+[.$B$53])" office:value-type="float" office:value="530.419125624">
            <text:p>530,419125624</text:p>
          </table:table-cell>
          <table:table-cell table:number-columns-repeated="4"/>
        </table:table-row>
        <table:table-row table:style-name="ro1">
          <table:table-cell office:value-type="string">
            <text:p>HEd [kN]</text:p>
          </table:table-cell>
          <table:table-cell table:formula="of:=[.B62]*[.$B$12]*(1-[.$B$53])*[.$B$10]^2/2+[.B62]*[.$B$10]*[.$B$13]*0.3+[.$C$8]*[.$B$52]" office:value-type="float" office:value="202.215670840532">
            <text:p>202,2156708405</text:p>
          </table:table-cell>
          <table:table-cell table:formula="of:=[.C62]*[.$B$12]*(1+[.$B$53])*[.$B$10]^2/2+[.C62]*[.$B$10]*[.$B$13]*0.3+[.$C$8]*[.$B$52]" office:value-type="float" office:value="210.432687808586">
            <text:p>210,4326878086</text:p>
          </table:table-cell>
          <table:table-cell table:number-columns-repeated="4"/>
        </table:table-row>
        <table:table-row table:style-name="ro1">
          <table:table-cell office:value-type="string">
            <text:p>HRd [kN]</text:p>
          </table:table-cell>
          <table:table-cell table:formula="of:=[.B74]*TAN([.$B56])" office:value-type="float" office:value="271.433491132909">
            <text:p>271,4334911329</text:p>
          </table:table-cell>
          <table:table-cell table:formula="of:=[.C74]*TAN([.$B56])" office:value-type="float" office:value="286.217774183601">
            <text:p>286,217774183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>
            <text:p>Capacità portan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to</text:p>
          </table:table-cell>
          <table:table-cell office:value-type="string">
            <text:p>Basso</text:p>
          </table:table-cell>
          <table:table-cell table:number-columns-repeated="4"/>
        </table:table-row>
        <table:table-row table:style-name="ro1">
          <table:table-cell office:value-type="string">
            <text:p>VEd [kN]</text:p>
          </table:table-cell>
          <table:table-cell table:formula="of:=[.$C$8]*(1-[.$B$53])" office:value-type="float" office:value="503.020874376">
            <text:p>503,020874376</text:p>
          </table:table-cell>
          <table:table-cell table:formula="of:=[.$C$8]*(1+[.$B$53])" office:value-type="float" office:value="530.419125624">
            <text:p>530,419125624</text:p>
          </table:table-cell>
          <table:table-cell table:number-columns-repeated="4"/>
        </table:table-row>
        <table:table-row table:style-name="ro1">
          <table:table-cell office:value-type="string">
            <text:p>HEd [kN]</text:p>
          </table:table-cell>
          <table:table-cell table:style-name="ce3" table:formula="of:=[.B62]*[.$B$12]*(1-[.$B$53])*[.$B$10]^2/2+[.B62]*[.$B$10]*[.$B$13]*0.3+[.$C$8]*[.$B$52]" office:value-type="float" office:value="202.215670840532">
            <text:p>202,2156708405</text:p>
          </table:table-cell>
          <table:table-cell table:style-name="ce3" table:formula="of:=[.C62]*[.$B$12]*(1+[.$B$53])*[.$B$10]^2/2+[.C62]*[.$B$10]*[.$B$13]*0.3+[.$C$8]*[.$B$52]" office:value-type="float" office:value="210.432687808586">
            <text:p>210,4326878086</text:p>
          </table:table-cell>
          <table:table-cell table:number-columns-repeated="4"/>
        </table:table-row>
        <table:table-row table:style-name="ro5">
          <table:table-cell table:style-name="ce6" office:value-type="string">
            <text:p>M<text:span text:style-name="T3">Ed,SQ</text:span> [kNm]</text:p>
          </table:table-cell>
          <table:table-cell table:style-name="ce3" table:formula="of:=0.3*[.$B$13]*[.B62]*[.$B$10]^2/2" office:value-type="float" office:value="27.0634323182371">
            <text:p>27,0634323182</text:p>
          </table:table-cell>
          <table:table-cell table:style-name="ce3" table:formula="of:=0.3*[.$B$13]*[.C62]*[.$B$10]^2/2" office:value-type="float" office:value="26.9352145121422">
            <text:p>26,9352145121</text:p>
          </table:table-cell>
          <table:table-cell table:number-columns-repeated="4"/>
        </table:table-row>
        <table:table-row table:style-name="ro5">
          <table:table-cell table:style-name="ce6" office:value-type="string">
            <text:p>M<text:span text:style-name="T15">Ed,SA</text:span> [kNm]</text:p>
          </table:table-cell>
          <table:table-cell table:style-name="ce3" table:formula="of:=[.B62]*[.$B$12]*(1-[.$B$53])*[.$B$10]^2/2*[.$B$10]/3" office:value-type="float" office:value="378.210529530914">
            <text:p>378,2105295309</text:p>
          </table:table-cell>
          <table:table-cell table:style-name="ce3" table:formula="of:=[.C62]*[.$B$12]*(1+[.$B$53])*[.$B$10]^2/2*[.$B$10]/3" office:value-type="float" office:value="396.921246529234">
            <text:p>396,9212465292</text:p>
          </table:table-cell>
          <table:table-cell table:number-columns-repeated="4"/>
        </table:table-row>
        <table:table-row table:style-name="ro5">
          <table:table-cell table:style-name="ce6" office:value-type="string">
            <text:p>M<text:span text:style-name="T15">Ed,EQ</text:span> [kNm]</text:p>
          </table:table-cell>
          <table:table-cell table:style-name="ce3" table:formula="of:=[.$C$8]*[.$B$52]*[.$F$8]" office:value-type="float" office:value="86.6639900832">
            <text:p>86,6639900832</text:p>
          </table:table-cell>
          <table:table-cell table:style-name="ce3" table:formula="of:=[.$C$8]*[.$B$52]*[.$F$8]" office:value-type="float" office:value="86.6639900832">
            <text:p>86,6639900832</text:p>
          </table:table-cell>
          <table:table-cell table:number-columns-repeated="4"/>
        </table:table-row>
        <table:table-row table:style-name="ro5">
          <table:table-cell table:style-name="ce6" office:value-type="string">
            <text:p>M<text:span text:style-name="T15">Ed,Rd</text:span> [kNm]</text:p>
          </table:table-cell>
          <table:table-cell table:style-name="ce3" table:formula="of:=-[.B80]*([.$D$8]-2.3)" office:value-type="float" office:value="-181.302460992">
            <text:p>-181,302460992</text:p>
          </table:table-cell>
          <table:table-cell table:style-name="ce3" table:formula="of:=-[.C80]*([.$D$8]-2.3)" office:value-type="float" office:value="-191.177539008">
            <text:p>-191,177539008</text:p>
          </table:table-cell>
          <table:table-cell table:number-columns-repeated="4"/>
        </table:table-row>
        <table:table-row table:style-name="ro5">
          <table:table-cell office:value-type="string">
            <text:p>M<text:span text:style-name="T15">Ed</text:span> [kN m]</text:p>
          </table:table-cell>
          <table:table-cell table:formula="of:=SUM([.B82:.B85])" office:value-type="float" office:value="310.635490940351">
            <text:p>310,6354909404</text:p>
          </table:table-cell>
          <table:table-cell table:formula="of:=SUM([.C82:.C85])" office:value-type="float" office:value="319.342912116576">
            <text:p>319,342912116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ymbol1" svg:font-family="Symbol" style:font-adornments="Normale" style:font-family-generic="roman" style:font-pitch="variable" style:font-charset="x-symbol"/>
    <style:font-face style:name="Symbol" svg:font-family="Symbol" style:font-adornments="Standard"/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Light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scientific-number number:decimal-places="6" number:min-integer-digits="1" number:min-exponent-digits="3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 style:data-style-name="N2" text:time-value="0000-00-00T21:59: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2T11:33:01</meta:creation-date>
    <dc:date>2012-12-25T22:12:04</dc:date>
    <meta:editing-duration>PT11H12M41S</meta:editing-duration>
    <meta:editing-cycles>18</meta:editing-cycles>
    <meta:generator>LibreOffice/3.6$Linux_X86_64 LibreOffice_project/360m1$Build-3</meta:generator>
    <meta:document-statistic meta:table-count="2" meta:cell-count="211" meta:object-count="0"/>
  </office:meta>
</office:document-meta>
</file>